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fo:font-weight="normal" style:font-size-asian="12pt" style:font-size-complex="12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style:use-window-font-color="true" style:font-name="Times New Roman" fo:font-size="12pt" fo:font-weight="normal" style:font-size-asian="12pt" style:font-weight-asian="normal" style:font-size-complex="12pt" style:font-weight-complex="normal"/>
    </style:style>
    <style:style style:name="T3" style:family="text">
      <style:text-properties fo:font-variant="normal" fo:text-transform="none" style:use-window-font-color="true" style:font-name="Times New Roman" fo:font-size="12pt" fo:letter-spacing="normal" fo:font-style="normal" style:text-underline-style="none" fo:font-weight="normal" style:font-size-asian="12pt" style:font-weight-asian="normal" style:font-size-complex="12pt" style:font-weight-complex="normal"/>
    </style:style>
    <style:style style:name="T4" style:family="text">
      <style:text-properties style:use-window-font-color="true" style:text-underline-style="none" style:font-weight-asian="normal" style:font-weight-complex="normal"/>
    </style:style>
    <style:style style:name="T5"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6" style:family="text">
      <style:text-properties fo:font-variant="normal" fo:text-transform="none" fo:color="#333333" style:font-name="Times New Roman" fo:font-size="12pt" fo:letter-spacing="normal" fo:font-style="normal" fo:font-weight="normal" style:font-size-asian="12pt" style:font-size-complex="12pt"/>
    </style:style>
    <style:style style:name="T7"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style:use-window-font-color="true" style:text-line-through-style="none" style:font-name="Times New Roman" fo:font-size="12pt" fo:letter-spacing="normal" fo:font-style="normal" style:text-underline-style="none" fo:font-weight="bold" style:text-blinking="false" style:font-size-asian="12pt" style:font-size-complex="12pt"/>
    </style:style>
    <style:style style:name="T9"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0"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12" style:family="text">
      <style:text-properties fo:font-variant="normal" fo:text-transform="none" style:use-window-font-color="true" style:font-name="Times New Roman" fo:font-size="12pt" fo:letter-spacing="normal" fo:font-style="normal" style:text-underline-style="none" fo:font-weight="normal" style:font-size-asian="12pt" style:font-weight-asian="normal" style:font-size-complex="12pt" style:font-weight-complex="normal"/>
    </style:style>
    <style:style style:name="T1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weight="normal" style:font-weight-asian="normal" style:font-weight-complex="normal"/>
    </style:style>
    <style:style style:name="T15" style:family="text">
      <style:text-properties style:font-name="Times New Roman" fo:font-size="12pt" fo:font-weight="normal" style:font-size-asian="12pt" style:font-weight-asian="normal" style:font-size-complex="12pt" style:font-weight-complex="normal"/>
    </style:style>
    <style:style style:name="T16" style:family="text">
      <style:text-properties style:font-name="Times New Roman" fo:font-size="12pt" style:font-size-asian="12pt" style:font-size-complex="12pt"/>
    </style:style>
    <style:style style:name="T17" style:family="text">
      <style:text-properties style:use-window-font-color="true" style:font-name="Times New Roman" fo:font-size="12pt" fo:font-weight="normal" style:font-size-asian="12pt" style:font-weight-asian="normal" style:font-size-complex="12pt" style:font-weight-complex="normal"/>
    </style:style>
    <style:style style:name="T18" style:family="text">
      <style:text-properties style:use-window-font-color="true" style:font-name="Times New Roman" fo:font-size="12pt" style:text-underline-style="none" style:font-size-asian="12pt" style:font-weight-asian="normal" style:font-size-complex="12pt" style:font-weight-complex="normal"/>
    </style:style>
    <style:style style:name="T19" style:family="text">
      <style:text-properties style:use-window-font-color="true" style:text-underline-style="none"/>
    </style:style>
    <style:style style:name="T20" style:family="text">
      <style:text-properties style:use-window-font-color="true" style:text-underline-style="none"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tracked-changes>
        <text:changed-region text:id="ct538265808">
          <text:deletion>
            <office:change-info>
              <dc:creator>Francesco Favero</dc:creator>
              <dc:date>2010-11-29T14:59:00</dc:date>
            </office:change-info>
            <text:p text:style-name="Standard">i</text:p>
          </text:deletion>
        </text:changed-region>
        <text:changed-region text:id="ct535881456">
          <text:insertion>
            <office:change-info>
              <dc:creator>Francesco Favero</dc:creator>
              <dc:date>2010-11-29T14:59:00</dc:date>
            </office:change-info>
          </text:insertion>
        </text:changed-region>
        <text:changed-region text:id="ct538184480">
          <text:deletion>
            <office:change-info>
              <dc:creator>Francesco Favero</dc:creator>
              <dc:date>2010-11-29T14:59:00</dc:date>
            </office:change-info>
            <text:p text:style-name="Standard">r</text:p>
          </text:deletion>
        </text:changed-region>
        <text:changed-region text:id="ct538002432">
          <text:insertion>
            <office:change-info>
              <dc:creator>Francesco Favero</dc:creator>
              <dc:date>2010-11-29T14:59:00</dc:date>
            </office:change-info>
          </text:insertion>
        </text:changed-region>
        <text:changed-region text:id="ct628719552">
          <text:insertion>
            <office:change-info>
              <dc:creator>Francesco Favero</dc:creator>
              <dc:date>2010-11-29T14:56:00</dc:date>
            </office:change-info>
          </text:insertion>
        </text:changed-region>
        <text:changed-region text:id="ct628830224">
          <text:deletion>
            <office:change-info>
              <dc:creator>Francesco Favero</dc:creator>
              <dc:date>2010-11-29T14:56:00</dc:date>
            </office:change-info>
            <text:p text:style-name="P1">learing</text:p>
          </text:deletion>
        </text:changed-region>
        <text:changed-region text:id="ct628249088">
          <text:insertion>
            <office:change-info>
              <dc:creator>Francesco Favero</dc:creator>
              <dc:date>2010-11-29T14:56:00</dc:date>
            </office:change-info>
          </text:insertion>
        </text:changed-region>
        <text:changed-region text:id="ct628345104">
          <text:insertion>
            <office:change-info>
              <dc:creator>Francesco Favero</dc:creator>
              <dc:date>2010-11-29T14:59:00</dc:date>
            </office:change-info>
          </text:insertion>
        </text:changed-region>
        <text:changed-region text:id="ct537493376">
          <text:deletion>
            <office:change-info>
              <dc:creator>Francesco Favero</dc:creator>
              <dc:date>2010-11-29T14:56:00</dc:date>
            </office:change-info>
            <text:p text:style-name="P2"><text:span text:style-name="T1">hy</text:span></text:p>
          </text:deletion>
        </text:changed-region>
        <text:changed-region text:id="ct628580464">
          <text:insertion>
            <office:change-info>
              <dc:creator>Francesco Favero</dc:creator>
              <dc:date>2010-11-29T14:56:00</dc:date>
            </office:change-info>
          </text:insertion>
        </text:changed-region>
        <text:changed-region text:id="ct628682064">
          <text:deletion>
            <office:change-info>
              <dc:creator>Francesco Favero</dc:creator>
              <dc:date>2010-11-29T14:56:00</dc:date>
            </office:change-info>
            <text:p text:style-name="P2"><text:span text:style-name="T2">defence</text:span></text:p>
          </text:deletion>
        </text:changed-region>
        <text:changed-region text:id="ct628720960">
          <text:insertion>
            <office:change-info>
              <dc:creator>Francesco Favero</dc:creator>
              <dc:date>2010-11-29T14:57:00</dc:date>
            </office:change-info>
          </text:insertion>
        </text:changed-region>
        <text:changed-region text:id="ct628740176">
          <text:deletion>
            <office:change-info>
              <dc:creator>Francesco Favero</dc:creator>
              <dc:date>2010-11-29T14:57:00</dc:date>
            </office:change-info>
            <text:p text:style-name="P2"><text:span text:style-name="T3">anigens</text:span></text:p>
          </text:deletion>
        </text:changed-region>
        <text:changed-region text:id="ct538173856">
          <text:insertion>
            <office:change-info>
              <dc:creator>Francesco Favero</dc:creator>
              <dc:date>2010-11-29T14:57:00</dc:date>
            </office:change-info>
          </text:insertion>
        </text:changed-region>
        <text:changed-region text:id="ct628712496">
          <text:insertion>
            <office:change-info>
              <dc:creator>Francesco Favero</dc:creator>
              <dc:date>2010-11-29T14:57:00</dc:date>
            </office:change-info>
          </text:insertion>
        </text:changed-region>
        <text:changed-region text:id="ct628327568">
          <text:insertion>
            <office:change-info>
              <dc:creator>Francesco Favero</dc:creator>
              <dc:date>2010-11-29T14:57:00</dc:date>
            </office:change-info>
          </text:insertion>
        </text:changed-region>
        <text:changed-region text:id="ct628829280">
          <text:deletion>
            <office:change-info>
              <dc:creator>Francesco Favero</dc:creator>
              <dc:date>2010-11-29T14:57:00</dc:date>
            </office:change-info>
            <text:p text:style-name="P3"><text:span text:style-name="T4">learing</text:span></text:p>
          </text:deletion>
        </text:changed-region>
        <text:changed-region text:id="ct628743456">
          <text:insertion>
            <office:change-info>
              <dc:creator>Francesco Favero</dc:creator>
              <dc:date>2010-11-29T14:57:00</dc:date>
            </office:change-info>
          </text:insertion>
        </text:changed-region>
        <text:changed-region text:id="ct628263824">
          <text:deletion>
            <office:change-info>
              <dc:creator>Francesco Favero</dc:creator>
              <dc:date>2010-11-29T14:57:00</dc:date>
            </office:change-info>
            <text:p text:style-name="P3"><text:span text:style-name="T4">artifical</text:span></text:p>
          </text:deletion>
        </text:changed-region>
        <text:changed-region text:id="ct619659392">
          <text:insertion>
            <office:change-info>
              <dc:creator>Francesco Favero</dc:creator>
              <dc:date>2010-11-29T14:57:00</dc:date>
            </office:change-info>
          </text:insertion>
        </text:changed-region>
        <text:changed-region text:id="ct619390656">
          <text:deletion>
            <office:change-info>
              <dc:creator>Francesco Favero</dc:creator>
              <dc:date>2010-11-29T14:57:00</dc:date>
            </office:change-info>
            <text:p text:style-name="P2"><text:span text:style-name="T5">succesful</text:span></text:p>
          </text:deletion>
        </text:changed-region>
        <text:changed-region text:id="ct538597536">
          <text:insertion>
            <office:change-info>
              <dc:creator>Francesco Favero</dc:creator>
              <dc:date>2010-11-29T14:57:00</dc:date>
            </office:change-info>
          </text:insertion>
        </text:changed-region>
        <text:changed-region text:id="ct538007744">
          <text:insertion>
            <office:change-info>
              <dc:creator>Francesco Favero</dc:creator>
              <dc:date>2010-11-29T14:57:00</dc:date>
            </office:change-info>
          </text:insertion>
        </text:changed-region>
        <text:changed-region text:id="ct619470288">
          <text:deletion>
            <office:change-info>
              <dc:creator>Francesco Favero</dc:creator>
              <dc:date>2010-11-29T14:57:00</dc:date>
            </office:change-info>
            <text:p text:style-name="P2">morif</text:p>
          </text:deletion>
        </text:changed-region>
        <text:changed-region text:id="ct628535760">
          <text:insertion>
            <office:change-info>
              <dc:creator>Francesco Favero</dc:creator>
              <dc:date>2010-11-29T14:58:00</dc:date>
            </office:change-info>
          </text:insertion>
        </text:changed-region>
        <text:changed-region text:id="ct618994928">
          <text:deletion>
            <office:change-info>
              <dc:creator>Francesco Favero</dc:creator>
              <dc:date>2010-11-29T14:58:00</dc:date>
            </office:change-info>
            <text:p text:style-name="P2">e</text:p>
          </text:deletion>
        </text:changed-region>
        <text:changed-region text:id="ct628767712">
          <text:insertion>
            <office:change-info>
              <dc:creator>Francesco Favero</dc:creator>
              <dc:date>2010-11-29T14:58:00</dc:date>
            </office:change-info>
          </text:insertion>
        </text:changed-region>
        <text:changed-region text:id="ct538617136">
          <text:insertion>
            <office:change-info>
              <dc:creator>Francesco Favero</dc:creator>
              <dc:date>2010-11-29T14:58:00</dc:date>
            </office:change-info>
          </text:insertion>
        </text:changed-region>
        <text:changed-region text:id="ct538613504">
          <text:deletion>
            <office:change-info>
              <dc:creator>Francesco Favero</dc:creator>
              <dc:date>2010-11-29T14:58:00</dc:date>
            </office:change-info>
            <text:p text:style-name="P2">readlily</text:p>
          </text:deletion>
        </text:changed-region>
        <text:changed-region text:id="ct628726752">
          <text:insertion>
            <office:change-info>
              <dc:creator>Francesco Favero</dc:creator>
              <dc:date>2010-11-29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parison of MHC peptide binding data classification using PSSM, SVM and ANN</text:p>
      <text:p text:style-name="Standard">Sigmar Stefansson, Franc<text:change text:change-id="ct538265808"/><text:change-start text:change-id="ct535881456"/>e<text:change-end text:change-id="ct535881456"/>sco F<text:change text:change-id="ct538184480"/>avero<text:change-start text:change-id="ct538002432"/> :P<text:change-end text:change-id="ct538002432"/></text:p>
      <text:p text:style-name="Standard">Algorithms in Bioinformatics</text:p>
      <text:p text:style-name="Standard"/>
      <text:p text:style-name="Standard">Supervisor: Morten Nielsen</text:p>
      <text:p text:style-name="Standard"/>
      <text:section text:style-name="Sect1" text:name="Section1">
        <text:p text:style-name="P9">Abstract</text:p>
        <text:p text:style-name="P1">The identification of MHC binding peptides for consideration as potential T-cell epitopes has application in peptide vaccine design and immunotherapy. Determination of MHC binding using experimental measures is time-consuming and expensive. Therefore, efficient prediction models are required that facilitate systematic computational scanning of microbial genome for candidate T cell epitopes. These prediction models are either sequence or structure based. This review provides a comparative analysis on machine <text:change-start text:change-id="ct628719552"/>learning<text:change-end text:change-id="ct628719552"/><text:change text:change-id="ct628830224"/> methods support vector machine (SVM) and artificial neural networks (ANN).</text:p>
        <text:p text:style-name="Standard"/>
        <text:p text:style-name="P9">Introduction</text:p>
        <text:p text:style-name="P2"><text:span text:style-name="T1">It took 20 years for scientist to understand the <text:s/>physiological role of MHC molecules in peptide presentation to T lym</text:span><text:change-start text:change-id="ct628249088"/><text:span text:style-name="T1">ph</text:span><text:change-end text:change-id="ct628249088"/><text:span text:style-name="T1">oc</text:span><text:change-start text:change-id="ct628345104"/><text:span text:style-name="T1">y</text:span><text:change-end text:change-id="ct628345104"/><text:change text:change-id="ct537493376"/><text:span text:style-name="T1">tes.</text:span><text:span text:style-name="T15"> </text:span><text:span text:style-name="T6">MHC molecules were initially defined as antigens that stimulate an organism’s immunologic response to</text:span><text:bookmark text:name="ref69862"/><text:span text:style-name="T6"> </text:span><text:a xlink:type="simple" xlink:href="http://www.britannica.com/EBchecked/topic/603059/transplant"><text:span text:style-name="T19">transplanted organs</text:span></text:a><text:span text:style-name="T8"> </text:span><text:span text:style-name="T5">and tissues.</text:span><text:span text:style-name="T2"> </text:span><text:span text:style-name="T7">MHC proteins are found in all higher vertebrates. </text:span><text:span text:style-name="T2">In humans the MHC molecules are called Human Leukocyte Antigens (HLA).</text:span></text:p>
        <text:p text:style-name="P1"><text:span text:style-name="T16">There are two classes of MHC molecules. </text:span><text:span text:style-name="T16">Each human cell expresses 6 MHC class</text:span>-I alleles or one HLA-A, B and C allele from each progenitor and 6-8 class-II alleles.</text:p>
        <text:p text:style-name="P2"><text:span text:style-name="T1">One of the features of MHC is the exceptional allelic diversity. HLA-A and HLA-B have roughly 1000 and 1600 alleles respectively. The most obvious evolutionary reason for this would be the</text:span><text:span text:style-name="T2"> benefit of diversity in </text:span><text:change-start text:change-id="ct628580464"/><text:span text:style-name="T2">defense</text:span><text:change-end text:change-id="ct628580464"/><text:change text:change-id="ct628682064"/><text:span text:style-name="T2"> of pathogens. There is less than 1% chance that a MHC molecule presents a peptide and different hosts sample different peptides from same pathogen. The more diverse MHC molecule the more diversity in presented peptides. As few humans share the same set of HLA alleles, different persons react differently to a pathogen infection. This </text:span><text:span text:style-name="T5">increases the likelihood that at least some individuals of a population will survive an epidemic.</text:span></text:p>
        <text:p text:style-name="P2"><text:span text:style-name="T5">Class-I molecules are present in every cell but Class-II are found on certain immune cells, like macrophages and B-cells. </text:span><text:span text:style-name="T5">These so called antigen-presenting cells (APCs) ingest microbes, destroy them, and digest them into fragments, which are in turn presented by the MHC molecules on the surface of the cell.</text:span></text:p>
        <text:p text:style-name="P2"><text:span text:style-name="T5">The MHC proteins serve to alert the immune system if foreign material is present inside a cell. They achieve this by displaying fragmented pieces of </text:span><text:change-start text:change-id="ct628720960"/><text:span text:style-name="T5">antigens</text:span><text:change-end text:change-id="ct628720960"/><text:change text:change-id="ct628740176"/><text:span text:style-name="T3"> on the host cell surface. These antigens can be self or non-self. If a host cell was infected by a </text:span><text:a xlink:type="simple" xlink:href="http://en.wikipedia.org/wiki/Bacteria"><text:span text:style-name="T19">bacterium</text:span></text:a><text:span text:style-name="T9"> </text:span><text:span text:style-name="T3">or </text:span><text:a xlink:type="simple" xlink:href="http://en.wikipedia.org/wiki/Virus"><text:span text:style-name="T9">virus</text:span></text:a><text:span text:style-name="T3">, or was</text:span><text:change-start text:change-id="ct538173856"/><text:span text:style-name="T3"> </text:span><text:change-end text:change-id="ct538173856"/><text:a xlink:type="simple" xlink:href="http://en.wikipedia.org/wiki/Cancerous"><text:span text:style-name="T9">cancerous</text:span></text:a><text:span text:style-name="T3">, it may <text:s/>display the antigens on its surface.</text:span></text:p>
        <text:p text:style-name="P6"><text:span text:style-name="T18">Cells constantly process endogenous proteins and present them within the context of MHC </text:span><text:span text:style-name="T18">Class-</text:span><text:span text:style-name="T18">I. Immune effector cells are trained not to react to self peptides </text:span><text:span text:style-name="T18">during a complex process taking place in the thymus.</text:span></text:p>
        <text:p text:style-name="P3"><text:span text:style-name="T4">Only certain types of peptides bind to certain types of MHC molecules. </text:span><text:span text:style-name="T4">Most peptides selected by class-I molecules are 8 to 10 residues long .</text:span><text:span text:style-name="T4"> Somewhat longer for class-II molecules. </text:span><text:span text:style-name="T4">The antigenic peptide is located in a cleft existing between the α1 and α2 regions in the heavy chain of the MHC protein.</text:span></text:p>
        <text:p text:style-name="P3"><text:span text:style-name="T4">A CTL based vaccine must include epitopes specific to each HLA allele in a population. </text:span><text:span text:style-name="T4">Also it must deal with pathogen diversity, </text:span><text:span text:style-name="T4">e.g. </text:span><text:span text:style-name="T4">i</text:span><text:span text:style-name="T4">t must con</text:span><text:span text:style-name="T4">s</text:span><text:span text:style-name="T4">ist of around 1000 HLA class I epitopes. </text:span><text:span text:style-name="T4">Less than 70 HLA alleles have been characterized by binding data. </text:span><text:span text:style-name="T4">Apart from predicting peptide binders </text:span><text:span text:style-name="T4">in a protein sequence</text:span><text:span text:style-name="T4">, it is still <text:s/>mostly unsolved task of how to select the immunog</text:span><text:change-start text:change-id="ct628712496"/><text:span text:style-name="T4">e</text:span><text:change-end text:change-id="ct628712496"/><text:span text:style-name="T4">nic proteins in large pathogens.</text:span></text:p>
        <text:p text:style-name="P3"><text:span text:style-name="T4">The classification of MHC peptide binding is a highly complex task as the mechanics of binding are not fully understood. This makes the problem an ideal task for machine learning methods. We compare binding data classification results from PSSM and the machine </text:span><text:change-start text:change-id="ct628327568"/><text:span text:style-name="T4">learning</text:span><text:change-end text:change-id="ct628327568"/><text:change text:change-id="ct628829280"/><text:span text:style-name="T4"> methods support vector machines (SVM) and </text:span><text:change-start text:change-id="ct628743456"/><text:span text:style-name="T4">artificial</text:span><text:change-end text:change-id="ct628743456"/><text:change text:change-id="ct628263824"/><text:span text:style-name="T4"> neural networks (ANN).</text:span></text:p>
        <text:p text:style-name="P2"><text:span text:style-name="T5">Using amino acid properties such as hydropathy index, side-chain polarity or charge and isoelectric point is not sufficient for classification although they can give clues on which locations on the peptide are more important to </text:span><text:change-start text:change-id="ct619659392"/><text:span text:style-name="T5">successful</text:span><text:change-end text:change-id="ct619659392"/><text:change text:change-id="ct619390656"/><text:span text:style-name="T5"> binding than others. Structural properties of the MHC molecule are therefore important in governing the binding affinity.</text:span></text:p>
        <text:p text:style-name="P8"><text:soft-page-break/>Some efforts are being made using molecular dynamics simulation and crystal structure data with no experimental data for training, although these have not proved succes<text:change-start text:change-id="ct538597536"/>s<text:change-end text:change-id="ct538597536"/>ful.</text:p>
        <text:p text:style-name="Standard"/>
        <text:p text:style-name="P9">Methods</text:p>
        <text:p text:style-name="Standard"/>
        <text:p text:style-name="P11">PSSM</text:p>
        <text:p text:style-name="P2">A Position-specific scoring matrix, also called position weight matrix is a commonly used representation of motifs in biological sequences. It has one row for each symbol in the alphabet (each amino acid, for instance) and one column for each position in the motif. The score is the sum of position-specific scores for each symbol in the substring.</text:p>
        <text:p text:style-name="P2"/>
        <text:p text:style-name="P10"><draw:frame draw:style-name="fr1" draw:name="Object1" text:anchor-type="as-char" svg:width="0.8264in" svg:height="0.4484in" draw:z-index="0"><draw:object xlink:href="./Object 1" xlink:type="simple" xlink:show="embed" xlink:actuate="onLoad"/><draw:image xlink:href="./ObjectReplacements/Object 1" xlink:type="simple" xlink:show="embed" xlink:actuate="onLoad"/></draw:frame></text:p>
        <text:p text:style-name="Standard"/>
        <text:p text:style-name="P2">j represents position in the substring, sj is the symbol at position j in the substring and msj,j is the corresponding score in the weight matrix. The weight matrix is constructed using log-odds score</text:p>
        <text:p text:style-name="P2"/>
        <text:p text:style-name="P10"><draw:frame draw:style-name="fr1" draw:name="Object3" text:anchor-type="as-char" svg:width="1.202in" svg:height="0.2083in" draw:z-index="2"><draw:object xlink:href="./Object 3" xlink:type="simple" xlink:show="embed" xlink:actuate="onLoad"/><draw:image xlink:href="./ObjectReplacements/Object 3" xlink:type="simple" xlink:show="embed" xlink:actuate="onLoad"/></draw:frame></text:p>
        <text:p text:style-name="P2"/>
        <text:p text:style-name="P2">i being the position in the <text:change-start text:change-id="ct538007744"/>motif<text:change-end text:change-id="ct538007744"/><text:change text:change-id="ct619470288"/> and j the amino acid. qj is the background frequency for amno acid j</text:p>
        <text:p text:style-name="P2">The information content of a PSSM is an indicator of how different its distribution is from a uniform distribution and is calculated using Shannon's discrete entropy law (the sum part of the equation)</text:p>
        <text:p text:style-name="P2"/>
        <text:p text:style-name="P10"><draw:frame draw:style-name="fr1" draw:name="Object2" text:anchor-type="as-char" svg:width="2.072in" svg:height="0.3382in" draw:z-index="1"><draw:object xlink:href="./Object 2" xlink:type="simple" xlink:show="embed" xlink:actuate="onLoad"/><draw:image xlink:href="./ObjectReplacements/Object 2" xlink:type="simple" xlink:show="embed" xlink:actuate="onLoad"/></draw:frame></text:p>
        <text:p text:style-name="P2"/>
        <text:p text:style-name="P12">where pi,j is the probability of symbol i in position j.</text:p>
        <text:p text:style-name="P2"><text:span text:style-name="T13">P</text:span><text:span text:style-name="T13">SS</text:span><text:span text:style-name="T13">M scores can </text:span><text:span text:style-name="T13">be interpreted as the sum of binding energies for all </text:span><text:a xlink:type="simple" xlink:href="http://en.wikipedia.org/wiki/Nucleotide">nucleotides</text:a><text:span text:style-name="T19"> </text:span><text:span text:style-name="T19">or </text:span><text:span text:style-name="T19">amino acids</text:span><text:span text:style-name="T10"> </text:span><text:span text:style-name="T13">(symbols of the substring) aligned with the </text:span><text:span text:style-name="T13">PSS</text:span><text:span text:style-name="T13">M </text:span><text:span text:style-name="T13">and can as such be used to estimate MHC peptide binding affinity.</text:span></text:p>
        <text:p text:style-name="Standard"/>
        <text:p text:style-name="P11">SVM</text:p>
        <text:p text:style-name="P2">Support vector machines is a set of supervised learning methods used for classification and regression analysis. The standard SVM is non-probabilistic binary linear classifier. It constructs a hyperplane where the sep<text:change-start text:change-id="ct628535760"/>a<text:change-end text:change-id="ct628535760"/><text:change text:change-id="ct618994928"/>ration is where there is largest distance to the nearest training data point of any class. Nonlinear classification can be achi<text:change-start text:change-id="ct628767712"/>e<text:change-end text:change-id="ct628767712"/>ved by <text:s/>mapping the original space to a higher dimensional feature space and/or select a kernel function to suit the problem. The kernel function plays the role of the dot product in the feature space.</text:p>
        <text:p text:style-name="Standard"/>
        <text:p text:style-name="P11">ANN</text:p>
        <text:p text:style-name="Standard"/>
        <text:p text:style-name="P2">We mostly used peptide binding data from class-I MHC molecules (A and B types) as they were most <text:change-start text:change-id="ct538617136"/>readily<text:change-end text:change-id="ct538617136"/><text:change text:change-id="ct538613504"/> available for us.</text:p>
        <text:p text:style-name="Standard"/>
        <text:p text:style-name="P9">Results</text:p>
        <text:p text:style-name="P9"/>
        <text:p text:style-name="P1">C programs from the course were used to estimate MHC binding affinity with PSSM. Here a threshold must be used to limit included peptides to the ones that actually bind to the MHC molecule. In the machine lear<text:change-start text:change-id="ct628726752"/>n<text:change-end text:change-id="ct628726752"/>ing methods non-binding data is also be valuable in the estimatio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5098in" fo:margin-right="0.5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gmar Stefansson</meta:initial-creator>
    <meta:creation-date>2010-11-28T08:14:08</meta:creation-date>
    <dc:date>2010-11-29T14:59:48</dc:date>
    <dc:creator>Francesco Favero</dc:creator>
    <meta:editing-duration>PT04H52M44S</meta:editing-duration>
    <meta:editing-cycles>10</meta:editing-cycles>
    <meta:generator>OpenOffice.org/3.2$Unix OpenOffice.org_project/320m12$Build-9483</meta:generator>
    <meta:document-statistic meta:table-count="0" meta:image-count="0" meta:object-count="3" meta:page-count="2" meta:paragraph-count="47" meta:word-count="1055" meta:character-count="6591"/>
  </office:meta>
</office:document-meta>
</file>

<file path=Object 1/content.xml><?xml version="1.0" encoding="utf-8"?>
<math xmlns="http://www.w3.org/1998/Math/MathML">
  <semantics>
    <mrow>
      <mi>s</mi>
      <mi mathvariant="normal">=</mi>
      <mrow>
        <munderover>
          <mi mathvariant="normal">∑</mi>
          <mrow>
            <mi>j</mi>
            <mi mathvariant="normal">=</mi>
            <mn>1</mn>
          </mrow>
          <mi>N</mi>
        </munderover>
        <msub>
          <mi>m</mi>
          <mrow>
            <msub>
              <mi>s</mi>
              <mi>j</mi>
            </msub>
            <mi>,</mi>
            <mi>j</mi>
          </mrow>
        </msub>
      </mrow>
    </mrow>
    <annotation encoding="StarMath 5.0">s = sum from j=1 to N m_{{s_j},j}</annotation>
  </semantics>
</math>
</file>

<file path=Object 2/content.xml><?xml version="1.0" encoding="utf-8"?>
<math xmlns="http://www.w3.org/1998/Math/MathML">
  <semantics>
    <mrow>
      <mrow>
        <mi>I</mi>
        <mi mathvariant="normal">=</mi>
        <mi>log</mi>
      </mrow>
      <mrow>
        <mrow>
          <mo stretchy="false">(</mo>
          <mn>20</mn>
          <mo stretchy="false">)</mo>
        </mrow>
        <mo stretchy="false">+</mo>
        <mrow>
          <munder>
            <mi mathvariant="normal">∑</mi>
            <mrow>
              <mi>i</mi>
              <mi>,</mi>
              <mi>j</mi>
            </mrow>
          </munder>
          <msub>
            <mi>p</mi>
            <mrow>
              <mi>i</mi>
              <mi>,</mi>
              <mi>j</mi>
            </mrow>
          </msub>
        </mrow>
      </mrow>
      <mi>log</mi>
      <mrow>
        <mo stretchy="false">(</mo>
        <msub>
          <mi>p</mi>
          <mrow>
            <mi>i</mi>
            <mi>,</mi>
            <mi>j</mi>
          </mrow>
        </msub>
        <mo stretchy="false">)</mo>
      </mrow>
    </mrow>
    <annotation encoding="StarMath 5.0">I = log(20) + sum from {i,j} p_{i,j}log( p_{i,j} )</annotation>
  </semantics>
</math>
</file>

<file path=Object 3/content.xml><?xml version="1.0" encoding="utf-8"?>
<math xmlns="http://www.w3.org/1998/Math/MathML">
  <semantics>
    <mrow>
      <mrow>
        <msub>
          <mi>W</mi>
          <mi mathvariant="italic">ij</mi>
        </msub>
        <mi mathvariant="normal">=</mi>
        <mi>log</mi>
      </mrow>
      <mrow>
        <mo stretchy="false">(</mo>
        <mrow>
          <msub>
            <mi>p</mi>
            <mi mathvariant="italic">ij</mi>
          </msub>
          <mi mathvariant="normal">/</mi>
          <msub>
            <mi>q</mi>
            <mi mathvariant="italic">ij</mi>
          </msub>
        </mrow>
        <mo stretchy="false">)</mo>
      </mrow>
    </mrow>
    <annotation encoding="StarMath 5.0">W_{ij} = log(p_{ij}/q_{ij})</annotation>
  </semantics>
</math>
</file>